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2">
      <style:paragraph-properties fo:text-align="justify" style:justify-single-word="false"/>
      <style:text-properties fo:color="#000000" loext:opacity="100%" style:font-name="Liberation Mono" fo:font-size="14pt" fo:font-style="normal" fo:font-weight="bold" officeooo:rsid="000fe81d" officeooo:paragraph-rsid="000fe81d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Mono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Mono" fo:font-size="14pt" fo:font-style="normal" fo:font-weight="normal" officeooo:rsid="000fe81d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Mono" fo:font-size="14pt" fo:font-style="normal" fo:font-weight="normal" officeooo:rsid="000fe81d" officeooo:paragraph-rsid="000fe81d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Liberation Mono" fo:font-size="14pt" fo:font-style="normal" fo:font-weight="bold" officeooo:rsid="000fe81d" officeooo:paragraph-rsid="000fe81d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999999" loext:opacity="100%" style:font-name="Liberation Mono" fo:font-size="14pt" fo:font-style="normal" fo:font-weight="bold" officeooo:rsid="000fe81d" officeooo:paragraph-rsid="000fe81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0fe81d"/>
    </style:style>
    <style:style style:name="T1" style:family="text">
      <style:text-properties officeooo:rsid="000fe8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style:font-name="Liberation Mono" fo:font-size="14pt" fo:font-style="normal" fo:font-weight="bold" officeooo:rsid="000fe81d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999999" loext:opacity="100%" style:font-name="Liberation Mono" fo:font-size="14pt" fo:font-style="normal" fo:font-weight="bold" officeooo:rsid="000fe81d" style:font-size-asian="12.25pt" style:font-style-asian="normal" style:font-weight-asian="bold" style:font-size-complex="14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alidação de JSON</text:h>
      <text:p text:style-name="P3"><text:s/><text:span text:style-name="T1">A validação dos dados JSON são de grande importância para a aplicação, pois quando estamos diante de uma enorme codificação de dados, não conseguimos identificar a propriedade que procuramos no momento. Com isso, precisamos fazer uma verificação de propriedade antes mesmo de trabalharmos com ela diretamente. </text:span></text:p>
      <text:p text:style-name="P3"/>
      <text:p text:style-name="P5">Para fazermos uma boa verificação usamos de condicionais com verificação em sintaxe <text:span text:style-name="T3">“in”</text:span> dentro de seus parênteses para que possamos validar a propriedade.</text:p>
      <text:p text:style-name="P5"/>
      <text:p text:style-name="P5"><text:span text:style-name="T2">SINTAXE</text:span>:</text:p>
      <text:p text:style-name="P5"/>
      <text:p text:style-name="P5"/>
      <text:p text:style-name="P6">const dados = '{"nome": "João", "idade": 25}'</text:p>
      <text:p text:style-name="P6">const objeto = JSON.parse(dados);</text:p>
      <text:p text:style-name="P7">//Transformando em JSON </text:p>
      <text:p text:style-name="P6">if ("cidade" in objeto) {</text:p>
      <text:p text:style-name="P6"><text:s text:c="4"/>console.log(objeto.cidade);</text:p>
      <text:p text:style-name="P8"><text:span text:style-name="T4"><text:tab/></text:span><text:span text:style-name="T5">//Verificando com a condicional “in”</text:span></text:p>
      <text:p text:style-name="P6">} else {</text:p>
      <text:p text:style-name="P6"><text:s text:c="4"/>console.log("Cidade não encontrada.");</text:p>
      <text:p text:style-name="P6">}</text:p>
      <text:p text:style-name="P6"/>
      <text:p text:style-name="P6"/>
      <text:p text:style-name="P6"/>
      <text:h text:style-name="P2" text:outline-level="2"><text:bookmark text:name="conclusão"/>Conclusão</text:h>
      <text:p text:style-name="P4">A validação de sintaxe JSON é importante para garantir que os dados sejam usados corretamente em um aplicativo da web. Além disso, devemos lidar com erros comuns ao analisar dados JSON, como valores nulos ou inexistentes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4:35:56.684558761</meta:creation-date>
    <dc:date>2024-02-20T15:43:22.544592080</dc:date>
    <meta:editing-duration>PT56M57S</meta:editing-duration>
    <meta:editing-cycles>1</meta:editing-cycles>
    <meta:document-statistic meta:table-count="0" meta:image-count="0" meta:object-count="0" meta:page-count="1" meta:paragraph-count="15" meta:word-count="142" meta:character-count="967" meta:non-whitespace-character-count="828"/>
    <meta:generator>LibreOffice/24.2.0.3$Linux_X86_64 LibreOffice_project/da48488a73ddd66ea24cf16bbc4f7b9c08e9bea1</meta:generator>
  </office:meta>
</office:document-meta>
</file>